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yer (type) <text:s text:c="16"/>Output Shape <text:s text:c="13"/>Param # <text:s text:c="2"/></text:p>
      <text:p text:style-name="Standard">=================================================================</text:p>
      <text:p text:style-name="Standard">input_1 (InputLayer) <text:s text:c="8"/>(None, 3, 240, 320) <text:s text:c="6"/>0 <text:s text:c="8"/></text:p>
      <text:p text:style-name="Standard">_________________________________________________________________</text:p>
      <text:p text:style-name="Standard">conv2d_1 (Conv2D) <text:s text:c="11"/>(None, 64, 240, 320) <text:s text:c="5"/>1792 <text:s text:c="5"/></text:p>
      <text:p text:style-name="Standard">_________________________________________________________________</text:p>
      <text:p text:style-name="Standard">conv2d_2 (Conv2D) <text:s text:c="11"/>(None, 64, 240, 320) <text:s text:c="5"/>36928 <text:s text:c="4"/></text:p>
      <text:p text:style-name="Standard">_________________________________________________________________</text:p>
      <text:p text:style-name="Standard">max_pooling2d_1 (MaxPooling2 (None, 64, 120, 160) <text:s text:c="5"/>0 <text:s text:c="8"/></text:p>
      <text:p text:style-name="Standard">_________________________________________________________________</text:p>
      <text:p text:style-name="Standard">conv2d_3 (Conv2D) <text:s text:c="11"/>(None, 32, 120, 160) <text:s text:c="5"/>18464 <text:s text:c="4"/></text:p>
      <text:p text:style-name="Standard">_________________________________________________________________</text:p>
      <text:p text:style-name="Standard">conv2d_4 (Conv2D) <text:s text:c="11"/>(None, 32, 120, 160) <text:s text:c="5"/>9248 <text:s text:c="5"/></text:p>
      <text:p text:style-name="Standard">_________________________________________________________________</text:p>
      <text:p text:style-name="Standard">max_pooling2d_2 (MaxPooling2 (None, 32, 60, 80) <text:s text:c="7"/>0 <text:s text:c="8"/></text:p>
      <text:p text:style-name="Standard">_________________________________________________________________</text:p>
      <text:p text:style-name="Standard">conv2d_5 (Conv2D) <text:s text:c="11"/>(None, 16, 60, 80) <text:s text:c="7"/>4624 <text:s text:c="5"/></text:p>
      <text:p text:style-name="Standard">_________________________________________________________________</text:p>
      <text:p text:style-name="Standard">conv2d_6 (Conv2D) <text:s text:c="11"/>(None, 16, 60, 80) <text:s text:c="7"/>2320 <text:s text:c="5"/></text:p>
      <text:p text:style-name="Standard">_________________________________________________________________</text:p>
      <text:p text:style-name="Standard">conv2d_7 (Conv2D) <text:s text:c="11"/>(None, 16, 60, 80) <text:s text:c="7"/>2320 <text:s text:c="5"/></text:p>
      <text:p text:style-name="Standard">_________________________________________________________________</text:p>
      <text:p text:style-name="Standard">conv2d_8 (Conv2D) <text:s text:c="11"/>(None, 16, 60, 80) <text:s text:c="7"/>2320 <text:s text:c="5"/></text:p>
      <text:p text:style-name="Standard">_________________________________________________________________</text:p>
      <text:p text:style-name="Standard">up_sampling2d_1 (UpSampling2 (None, 16, 120, 160) <text:s text:c="5"/>0 <text:s text:c="8"/></text:p>
      <text:p text:style-name="Standard">_________________________________________________________________</text:p>
      <text:p text:style-name="Standard">conv2d_9 (Conv2D) <text:s text:c="11"/>(None, 32, 120, 160) <text:s text:c="5"/>2080 <text:s text:c="5"/></text:p>
      <text:p text:style-name="Standard">_________________________________________________________________</text:p>
      <text:p text:style-name="Standard">conv2d_10 (Conv2D) <text:s text:c="10"/>(None, 32, 120, 160) <text:s text:c="5"/>9248 <text:s text:c="5"/></text:p>
      <text:p text:style-name="Standard">_________________________________________________________________</text:p>
      <text:p text:style-name="Standard">conv2d_11 (Conv2D) <text:s text:c="10"/>(None, 32, 120, 160) <text:s text:c="5"/>9248 <text:s text:c="5"/></text:p>
      <text:p text:style-name="Standard">_________________________________________________________________</text:p>
      <text:p text:style-name="Standard">up_sampling2d_2 (UpSampling2 (None, 32, 240, 320) <text:s text:c="5"/>0 <text:s text:c="8"/></text:p>
      <text:p text:style-name="Standard">_________________________________________________________________</text:p>
      <text:p text:style-name="Standard">conv2d_12 (Conv2D) <text:s text:c="10"/>(None, 63, 240, 320) <text:s text:c="5"/>8127 <text:s text:c="5"/></text:p>
      <text:p text:style-name="Standard">_________________________________________________________________</text:p>
      <text:p text:style-name="Standard">conv2d_13 (Conv2D) <text:s text:c="10"/>(None, 64, 240, 320) <text:s text:c="5"/>36352 <text:s text:c="4"/></text:p>
      <text:p text:style-name="Standard">_________________________________________________________________</text:p>
      <text:p text:style-name="Standard">conv2d_14 (Conv2D) <text:s text:c="10"/>(None, 64, 240, 320) <text:s text:c="5"/>36928 <text:s text:c="4"/></text:p>
      <text:p text:style-name="Standard">_________________________________________________________________</text:p>
      <text:p text:style-name="Standard">conv2d_15 (Conv2D) <text:s text:c="10"/>(None, 1, 240, 320) <text:s text:c="6"/>65 <text:s text:c="7"/></text:p>
      <text:p text:style-name="Standard">=================================================================</text:p>
      <text:p text:style-name="Standard">Total params: 180,064</text:p>
      <text:p text:style-name="Standard">Trainable params: 180,064</text:p>
      <text:p text:style-name="Standard">Non-trainable params: 0</text:p>
      <text:p text:style-name="Standard">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8:55:31.865083757</meta:creation-date>
    <dc:date>2019-05-15T08:55:59.585975609</dc:date>
    <meta:editing-duration>PT28S</meta:editing-duration>
    <meta:editing-cycles>1</meta:editing-cycles>
    <meta:document-statistic meta:table-count="0" meta:image-count="0" meta:object-count="0" meta:page-count="1" meta:paragraph-count="46" meta:word-count="177" meta:character-count="2864" meta:non-whitespace-character-count="2289"/>
    <meta:generator>LibreOffice/6.0.7.3$Linux_X86_64 LibreOffice_project/00m0$Build-3</meta:generator>
  </office:meta>
</office:document-meta>
</file>